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a7e2f"/>
    </style:style>
    <style:style style:name="P2" style:family="paragraph" style:parent-style-name="Standard">
      <style:text-properties fo:color="#000000" loext:opacity="100%" style:font-name="Liberation Serif" fo:font-size="12pt" fo:font-style="normal" fo:font-weight="normal" officeooo:rsid="003fcc82" officeooo:paragraph-rsid="001a7e2f" style:font-size-asian="12pt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0000" loext:opacity="100%" style:font-name="Liberation Serif" fo:font-size="12pt" fo:font-style="normal" fo:font-weight="normal" officeooo:rsid="0046fb07" officeooo:paragraph-rsid="001a7e2f" style:font-size-asian="12pt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erif" fo:font-size="12pt" fo:font-style="normal" fo:font-weight="normal" officeooo:rsid="0042f2af" officeooo:paragraph-rsid="001a7e2f" style:font-size-asian="12pt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erif" fo:font-size="12pt" fo:font-style="normal" fo:font-weight="normal" officeooo:rsid="0039b759" officeooo:paragraph-rsid="001a7e2f" style:font-size-asian="12pt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erif" fo:font-size="12pt" fo:font-style="normal" fo:font-weight="bold" officeooo:rsid="003fcc82" officeooo:paragraph-rsid="001a7e2f" style:font-size-asian="12pt" style:font-style-asian="normal" style:font-weight-asian="bold" style:font-style-complex="normal" style:font-weight-complex="bold"/>
    </style:style>
    <style:style style:name="P7" style:family="paragraph" style:parent-style-name="Standard">
      <style:text-properties fo:color="#000000" loext:opacity="100%" style:font-name="Liberation Serif" fo:font-size="12pt" fo:font-style="italic" fo:font-weight="normal" officeooo:rsid="003fcc82" officeooo:paragraph-rsid="001a7e2f" style:font-size-asian="12pt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color="#000000" loext:opacity="100%" officeooo:paragraph-rsid="001a7e2f"/>
    </style:style>
    <style:style style:name="P9" style:family="paragraph" style:parent-style-name="Text_20_body">
      <style:text-properties fo:color="#000000" loext:opacity="100%" style:font-name="Liberation Serif" fo:font-size="12pt" fo:font-style="normal" fo:font-weight="normal" officeooo:rsid="003fcc82" officeooo:paragraph-rsid="001a7e2f" style:font-size-asian="12pt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color="#000000" loext:opacity="100%" officeooo:paragraph-rsid="001a7e2f"/>
    </style:style>
    <style:style style:name="P11" style:family="paragraph" style:parent-style-name="Text_20_body" style:list-style-name="L1">
      <style:text-properties fo:color="#000000" loext:opacity="100%" officeooo:paragraph-rsid="001a7e2f"/>
    </style:style>
    <style:style style:name="P12" style:family="paragraph" style:parent-style-name="Text_20_body">
      <style:text-properties fo:color="#000000" loext:opacity="100%" officeooo:paragraph-rsid="001a7e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2f2a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42f2af" style:font-style-asian="italic" style:font-style-complex="italic"/>
    </style:style>
    <style:style style:name="T5" style:family="text">
      <style:text-properties fo:font-style="italic" officeooo:rsid="0042477f" style:font-style-asian="italic" style:font-style-complex="italic"/>
    </style:style>
    <style:style style:name="T6" style:family="text">
      <style:text-properties officeooo:rsid="003fcc82"/>
    </style:style>
    <style:style style:name="T7" style:family="text">
      <style:text-properties officeooo:rsid="0043799d"/>
    </style:style>
    <style:style style:name="T8" style:family="text">
      <style:text-properties officeooo:rsid="00413a51"/>
    </style:style>
    <style:style style:name="T9" style:family="text">
      <style:text-properties officeooo:rsid="00461fc8"/>
    </style:style>
    <style:style style:name="T10" style:family="text">
      <style:text-properties officeooo:rsid="00448f34"/>
    </style:style>
    <style:style style:name="T11" style:family="text">
      <style:text-properties fo:color="#2a6099" loext:opacity="100%" style:font-name="Liberation Serif" fo:font-size="12pt" fo:font-style="normal" fo:font-weight="bold" officeooo:rsid="003fcc82" style:font-size-asian="12pt" style:font-style-asian="normal" style:font-weight-asian="bold" style:font-style-complex="normal" style:font-weight-complex="bold"/>
    </style:style>
    <style:style style:name="T12" style:family="text">
      <style:text-properties officeooo:rsid="0042477f"/>
    </style:style>
    <style:style style:name="T13" style:family="text">
      <style:text-properties style:font-name="Liberation Serif" fo:font-size="12pt" fo:font-style="normal" fo:font-weight="bold" officeooo:rsid="003fcc82" style:font-size-asian="12pt" style:font-style-asian="normal" style:font-weight-asian="bold" style:font-style-complex="normal" style:font-weight-complex="bold"/>
    </style:style>
    <style:style style:name="T14" style:family="text">
      <style:text-properties officeooo:rsid="001a7e2f"/>
    </style:style>
    <style:style style:name="T15" style:family="text">
      <style:text-properties fo:color="#000000" loext:opacity="100%" style:font-name="Liberation Serif" fo:font-size="12pt" fo:font-style="italic" fo:font-weight="normal" officeooo:rsid="00461fc8" style:font-size-asian="12pt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style:font-name="Liberation Serif" fo:font-size="12pt" fo:font-style="italic" fo:font-weight="normal" officeooo:rsid="001a7e2f" style:font-size-asian="12pt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Liberation Serif" fo:font-size="12pt" fo:font-style="normal" fo:font-weight="normal" officeooo:rsid="00461fc8" style:font-size-asian="12pt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style:font-name="Liberation Serif" fo:font-size="12pt" fo:font-style="normal" fo:font-weight="normal" officeooo:rsid="001a7e2f" style:font-size-asian="12pt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We assessed the code quality based on the specified requirements, and all criteria have been met:</text:p>
      <text:list text:style-name="L1">
        <text:list-item>
          <text:p text:style-name="P10">Comments make up at least 20% of the code.</text:p>
        </text:list-item>
        <text:list-item>
          <text:p text:style-name="P10">The duplication rate is below 5%.</text:p>
        </text:list-item>
        <text:list-item>
          <text:p text:style-name="P10">Each method and function contains fewer than 100 lines.</text:p>
        </text:list-item>
        <text:list-item>
          <text:p text:style-name="P10">There are always fewer than 7 levels of nesting.</text:p>
        </text:list-item>
        <text:list-item>
          <text:p text:style-name="P10">The cyclomatic complexity (McCabe's V(G)) is below 25.</text:p>
        </text:list-item>
        <text:list-item>
          <text:p text:style-name="P11">Tests cover at least 65% of the code.</text:p>
        </text:list-item>
      </text:list>
      <text:p text:style-name="P12">Below are more details about each requirements and the methods we used to evaluate them.</text:p>
      <text:p text:style-name="P2"/>
      <text:p text:style-name="P6">- Comments has to represent at least 20 % of the code </text:p>
      <text:p text:style-name="P2"/>
      <text:p text:style-name="P2"><text:span text:style-name="T1">- Duplication rate has to be inferior to 5%</text:span></text:p>
      <text:p text:style-name="P2"><text:span text:style-name="T1"/></text:p>
      <text:p text:style-name="P2"><text:span text:style-name="T2">Running the following command line to test the duplication rate, we obtain the results : </text:span></text:p>
      <text:p text:style-name="P2"><text:line-break/><text:span text:style-name="T4">$</text:span>  <text:span text:style-name="T3">pylint --disable=all –enable=duplicate-code rastertools/</text:span></text:p>
      <text:p text:style-name="P7"/>
      <text:p text:style-name="P7">************* Module rastertools.cli.radioindice</text:p>
      <text:p text:style-name="P7">rastertools/cli/radioindice.py:1:0: R0801: Similar lines in 2 files</text:p>
      <text:p text:style-name="P7">==rastertools.cli.speed:[30:41]</text:p>
      <text:p text:style-name="P7">==rastertools.cli.timeseries:[34:43]</text:p>
      <text:p text:style-name="P7"><text:s text:c="8"/>epilog="By default only first band is computed.")</text:p>
      <text:p text:style-name="P7"><text:s text:c="4"/>parser.add_argument(</text:p>
      <text:p text:style-name="P7"><text:s text:c="8"/>"inputs",</text:p>
      <text:p text:style-name="P7"><text:s text:c="8"/>nargs='+',</text:p>
      <text:p text:style-name="P7"><text:s text:c="8"/>help="Input files to process (e.g. Sentinel2 L2A MAJA from THEIA). "</text:p>
      <text:p text:style-name="P7"><text:s text:c="13"/>"You can provide a single file with extension \".lst\" (e.g. \"speed.lst\") "</text:p>
      <text:p text:style-name="P7"><text:s text:c="13"/>"that lists the input files to process (one input file per line in .lst)")</text:p>
      <text:p text:style-name="P7"><text:s text:c="4"/>cli.with_bands_arguments(parser)</text:p>
      <text:p text:style-name="P7"><text:s text:c="4"/>cli.with_outputdir_arguments(parser) (duplicate-code)</text:p>
      <text:p text:style-name="P7">rastertools/cli/radioindice.py:1:0: R0801: Similar lines in 2 files</text:p>
      <text:p text:style-name="P7">==rastertools.processing.sliding:[57:69]</text:p>
      <text:p text:style-name="P7">==rastertools.radioindice:[476:488]</text:p>
      <text:p text:style-name="P7"><text:s text:c="4"/>with rasterio.Env(GDAL_VRT_ENABLE_PYTHON=True):</text:p>
      <text:p text:style-name="P7"><text:s text:c="8"/>with rasterio.open(input_image) as src:</text:p>
      <text:p text:style-name="P7"><text:s text:c="12"/>profile = src.profile</text:p>
      <text:p text:style-name="P7"/>
      <text:p text:style-name="P7"><text:s text:c="12"/># set block size</text:p>
      <text:p text:style-name="P7"><text:s text:c="12"/>blockxsize, blockysize = window_size</text:p>
      <text:p text:style-name="P7"><text:s text:c="12"/>if src.width &lt; blockxsize:</text:p>
      <text:p text:style-name="P7"><text:s text:c="16"/>blockxsize = utils.highest_power_of_2(src.width)</text:p>
      <text:p text:style-name="P7"><text:s text:c="12"/>if src.height &lt; blockysize:</text:p>
      <text:p text:style-name="P7"><text:s text:c="16"/>blockysize = utils.highest_power_of_2(src.height)</text:p>
      <text:p text:style-name="P7"/>
      <text:p text:style-name="P7"><text:s text:c="12"/># dtype and creation options of output data (duplicate-code)</text:p>
      <text:p text:style-name="P7">rastertools/cli/radioindice.py:1:0: R0801: Similar lines in 2 files</text:p>
      <text:p text:style-name="P7">==rastertools.cli.hillshade:[51:58]</text:p>
      <text:p text:style-name="P7">==rastertools.cli.svf:[45:52]</text:p>
      <text:p text:style-name="P7"><text:s text:c="8"/>},</text:p>
      <text:p text:style-name="P7"><text:s text:c="8"/>"resolution": {</text:p>
      <text:p text:style-name="P7"><text:soft-page-break/><text:s text:c="12"/>"default": 0.5,</text:p>
      <text:p text:style-name="P7"><text:s text:c="12"/>"required": True,</text:p>
      <text:p text:style-name="P7"><text:s text:c="12"/>"type": float,</text:p>
      <text:p text:style-name="P7"><text:s text:c="12"/>"help": "Pixel resolution in meter"</text:p>
      <text:p text:style-name="P7"><text:s text:c="8"/>}, (duplicate-code)</text:p>
      <text:p text:style-name="P7">rastertools/cli/radioindice.py:1:0: R0801: Similar lines in 2 files</text:p>
      <text:p text:style-name="P7">==rastertools.cli.hillshade:[58:67]</text:p>
      <text:p text:style-name="P7">==rastertools.cli.svf:[57:65]</text:p>
      <text:p text:style-name="P7"><text:s text:c="4"/>}</text:p>
      <text:p text:style-name="P7"><text:s text:c="4"/>for argument_name, argument_params in arguments.items():</text:p>
      <text:p text:style-name="P7"><text:s text:c="8"/>parser.add_argument(f"--{argument_name}", **argument_params)</text:p>
      <text:p text:style-name="P7"/>
      <text:p text:style-name="P7"><text:s text:c="4"/># add common arguments (inputs, output dir, window size, pad mode)</text:p>
      <text:p text:style-name="P7"><text:s text:c="4"/>parser.add_argument(</text:p>
      <text:p text:style-name="P7"><text:s text:c="8"/>"inputs",</text:p>
      <text:p text:style-name="P7"><text:s text:c="8"/>nargs='+', (duplicate-code)</text:p>
      <text:p text:style-name="P7">rastertools/cli/radioindice.py:1:0: R0801: Similar lines in 2 files</text:p>
      <text:p text:style-name="P7">==rastertools.cli.speed:[43:63]</text:p>
      <text:p text:style-name="P7">==rastertools.cli.timeseries:[62:82]</text:p>
      <text:p text:style-name="P7"><text:s text:c="4"/>return rastertools_parsers</text:p>
      <text:p text:style-name="P7"/>
      <text:p text:style-name="P7"/>
      <text:p text:style-name="P7">def create_speed(args) -&gt; Speed:</text:p>
      <text:p text:style-name="P7"><text:s text:c="4"/>"""Create and configure a new rastertool "Speed" according to argparse args</text:p>
      <text:p text:style-name="P7"/>
      <text:p text:style-name="P7"><text:s text:c="4"/>Args:</text:p>
      <text:p text:style-name="P7"><text:s text:c="8"/>args: args extracted from command line</text:p>
      <text:p text:style-name="P7"/>
      <text:p text:style-name="P7"><text:s text:c="4"/>Returns:</text:p>
      <text:p text:style-name="P7"><text:s text:c="8"/>:obj:`eolab.rastertools.Speed`: The configured rastertool to run</text:p>
      <text:p text:style-name="P7"><text:s text:c="4"/>"""</text:p>
      <text:p text:style-name="P7"/>
      <text:p text:style-name="P7"><text:s text:c="4"/># get the bands to process</text:p>
      <text:p text:style-name="P7"><text:s text:c="4"/>if args.all_bands:</text:p>
      <text:p text:style-name="P7"><text:s text:c="8"/>bands = None</text:p>
      <text:p text:style-name="P7"><text:s text:c="4"/>else:</text:p>
      <text:p text:style-name="P7"><text:s text:c="8"/>bands = list(map(int, args.bands)) if args.bands else [1]</text:p>
      <text:p text:style-name="P7"/>
      <text:p text:style-name="P7"><text:s text:c="4"/># create the rastertool object (duplicate-code)</text:p>
      <text:p text:style-name="P7"/>
      <text:p text:style-name="P7">-----------------------------------</text:p>
      <text:p text:style-name="P7">Your code has been rated at 9.98/10</text:p>
      <text:p text:style-name="P7"/>
      <text:p text:style-name="P3">The rate <text:span text:style-name="T6">9.98/10 </text:span>suggests minimal duplication in the code, and therefore a duplication rate inferior to 5 %. </text:p>
      <text:p text:style-name="P2"/>
      <text:p text:style-name="P6">- Each method and function has to be inferior to 100 lines</text:p>
      <text:p text:style-name="P6"/>
      <text:p text:style-name="P4">Running the following command line to test the number of lines of functions and methods, we obtain the results : </text:p>
      <text:p text:style-name="P4"/>
      <text:p text:style-name="P7"><text:span text:style-name="T2">$ </text:span>pylint --disable=all --enable=too-many-statements <text:span text:style-name="T7">rastertools</text:span></text:p>
      <text:p text:style-name="P7"><text:soft-page-break/></text:p>
      <text:p text:style-name="P7">-------------------------------------------------------------------</text:p>
      <text:p text:style-name="P7">Your code has been rated at 10.00/10 (previous run: <text:span text:style-name="T8">10.00</text:span>/10, +0.0<text:span text:style-name="T9">0</text:span>)</text:p>
      <text:p text:style-name="P7"/>
      <text:p text:style-name="P1"><text:span text:style-name="T15">This command line tests if the number of statements in each method and function is inferior to 50. The rate 10,00/10 indicates that there is no function or method in the code that </text:span><text:span text:style-name="T16">has</text:span><text:span text:style-name="T15"> more than 50 statements. Therefore, the requirement </text:span>has been met.</text:p>
      <text:p text:style-name="P2"/>
      <text:p text:style-name="P2"/>
      <text:p text:style-name="P6">- Imbrications has to be inferior to 7</text:p>
      <text:p text:style-name="P6"/>
      <text:p text:style-name="P4">Running the following command line to test the number of imbrications, we obtain the results : </text:p>
      <text:p text:style-name="P4"/>
      <text:p text:style-name="P7"><text:span text:style-name="T2">$ </text:span>pylint --disable=all --enable=too-many-nested-blocks <text:span text:style-name="T7">rastertools/</text:span></text:p>
      <text:p text:style-name="P7"/>
      <text:p text:style-name="P7">--------------------------------------------------------------------</text:p>
      <text:p text:style-name="P7">Your code has been rated at 10.00/10 (previous run: 10.00/10, +0.00)</text:p>
      <text:p text:style-name="P7"/>
      <text:p text:style-name="P1"><text:span text:style-name="T17">This command line tests if the number imbrications is inferior to 5. The rate 10,00/10 indicates that there is no function or method in the code that </text:span><text:span text:style-name="T18">has</text:span><text:span text:style-name="T17"> more than 5 nested loops. Therefore, the requirement </text:span>has been met.</text:p>
      <text:p text:style-name="P2"/>
      <text:p text:style-name="P2"><text:span text:style-name="T1">- Cyclomatic complexity McCabe V(g) has to be inferior to 25</text:span></text:p>
      <text:p text:style-name="P2"/>
      <text:p text:style-name="P2"><text:span text:style-name="T2">Running the following command line to test the cyclomatic complexity, we obtain the results : </text:span></text:p>
      <text:p text:style-name="P2"><text:line-break/><text:span text:style-name="T4">$</text:span><text:span text:style-name="T3"> radon cc -s </text:span><text:span text:style-name="T5">rastertools/</text:span></text:p>
      <text:p text:style-name="P7"/>
      <text:p text:style-name="P7">rastertools/rastertools.py</text:p>
      <text:p text:style-name="P7"><text:s text:c="4"/>M 90:4 Rastertool.process_files - A (4)</text:p>
      <text:p text:style-name="P7"><text:s text:c="4"/>M 53:4 Rastertool.vrt_dir - A (3)</text:p>
      <text:p text:style-name="P7"><text:s text:c="4"/>M 57:4 Rastertool.with_output - A (3)</text:p>
      <text:p text:style-name="P7"><text:s text:c="4"/>C 27:0 Rastertool - A (2)</text:p>
      <text:p text:style-name="P7"><text:s text:c="4"/>C 156:0 Windowable - A (2)</text:p>
      <text:p text:style-name="P7"><text:s text:c="4"/>C 20:0 RastertoolConfigurationException - A (1)</text:p>
      <text:p text:style-name="P7"><text:s text:c="4"/>M 36:4 Rastertool.__init__ - A (1)</text:p>
      <text:p text:style-name="P7"><text:s text:c="4"/>M 43:4 Rastertool.outputdir - A (1)</text:p>
      <text:p text:style-name="P7"><text:s text:c="4"/>M 48:4 Rastertool.keep_vrt - A (1)</text:p>
      <text:p text:style-name="P7"><text:s text:c="4"/>M 74:4 Rastertool.with_vrt_stored - A (1)</text:p>
      <text:p text:style-name="P7"><text:s text:c="4"/>M 117:4 Rastertool.process_file - A (1)</text:p>
      <text:p text:style-name="P7"><text:s text:c="4"/>M 134:4 Rastertool.postprocess_files - A (1)</text:p>
      <text:p text:style-name="P7"><text:s text:c="4"/>M 165:4 Windowable.window_size - A (1)</text:p>
      <text:p text:style-name="P7"><text:s text:c="4"/>M 170:4 Windowable.pad_mode - A (1)</text:p>
      <text:p text:style-name="P7"><text:s text:c="4"/>M 177:4 Windowable.with_windows - A (1)</text:p>
      <text:p text:style-name="P7">rastertools/zonalstats.py</text:p>
      <text:p text:style-name="P7"><text:s text:c="4"/>M 387:4 Zonalstats.process_file - C (14)</text:p>
      <text:p text:style-name="P7"><text:s text:c="4"/>M 558:4 Zonalstats.__stats_to_geoms - C (14)</text:p>
      <text:p text:style-name="P7"><text:s text:c="4"/>M 493:4 Zonalstats.compute_stats - B (8)</text:p>
      <text:p text:style-name="P7"><text:s text:c="4"/>M 60:4 Zonalstats.__init__ - B (7)</text:p>
      <text:p text:style-name="P7"><text:s text:c="4"/>M 239:4 Zonalstats.__check_stats - B (6)</text:p>
      <text:p text:style-name="P7"><text:s text:c="4"/>M 344:4 Zonalstats.with_per_category - B (6)</text:p>
      <text:p text:style-name="P7"><text:s text:c="4"/>C 40:0 Zonalstats - A (3)</text:p>
      <text:p text:style-name="P7"><text:soft-page-break/><text:s text:c="4"/>M 122:4 Zonalstats.generated_stats_per_date - A (3)</text:p>
      <text:p text:style-name="P7"><text:s text:c="4"/>M 261:4 Zonalstats.with_output - A (3)</text:p>
      <text:p text:style-name="P7"><text:s text:c="4"/>M 303:4 Zonalstats.with_outliers - A (3)</text:p>
      <text:p text:style-name="P7"><text:s text:c="4"/>M 473:4 Zonalstats.postprocess_files - A (3)</text:p>
      <text:p text:style-name="P7"><text:s text:c="4"/>M 141:4 Zonalstats.generated_stats - A (1)</text:p>
      <text:p text:style-name="P7"><text:s text:c="4"/>M 146:4 Zonalstats.generated_stats_dates - A (1)</text:p>
      <text:p text:style-name="P7"><text:s text:c="4"/>M 151:4 Zonalstats.stats - A (1)</text:p>
      <text:p text:style-name="P7"><text:s text:c="4"/>M 156:4 Zonalstats.categorical - A (1)</text:p>
      <text:p text:style-name="P7"><text:s text:c="4"/>M 161:4 Zonalstats.valid_threshold - A (1)</text:p>
      <text:p text:style-name="P7"><text:s text:c="4"/>M 166:4 Zonalstats.area - A (1)</text:p>
      <text:p text:style-name="P7"><text:s text:c="4"/>M 171:4 Zonalstats.prefix - A (1)</text:p>
      <text:p text:style-name="P7"><text:s text:c="4"/>M 176:4 Zonalstats.bands - A (1)</text:p>
      <text:p text:style-name="P7"><text:s text:c="4"/>M 181:4 Zonalstats.output_format - A (1)</text:p>
      <text:p text:style-name="P7"><text:s text:c="4"/>M 186:4 Zonalstats.geometries - A (1)</text:p>
      <text:p text:style-name="P7"><text:s text:c="4"/>M 191:4 Zonalstats.within - A (1)</text:p>
      <text:p text:style-name="P7"><text:s text:c="4"/>M 197:4 Zonalstats.sigma - A (1)</text:p>
      <text:p text:style-name="P7"><text:s text:c="4"/>M 202:4 Zonalstats.chart_file - A (1)</text:p>
      <text:p text:style-name="P7"><text:s text:c="4"/>M 207:4 Zonalstats.geometry_index - A (1)</text:p>
      <text:p text:style-name="P7"><text:s text:c="4"/>M 212:4 Zonalstats.display_chart - A (1)</text:p>
      <text:p text:style-name="P7"><text:s text:c="4"/>M 217:4 Zonalstats.category_file - A (1)</text:p>
      <text:p text:style-name="P7"><text:s text:c="4"/>M 223:4 Zonalstats.category_file_type - A (1)</text:p>
      <text:p text:style-name="P7"><text:s text:c="4"/>M 228:4 Zonalstats.category_index - A (1)</text:p>
      <text:p text:style-name="P7"><text:s text:c="4"/>M 235:4 Zonalstats.category_labels - A (1)</text:p>
      <text:p text:style-name="P7"><text:s text:c="4"/>M 284:4 Zonalstats.with_geometries - A (1)</text:p>
      <text:p text:style-name="P7"><text:s text:c="4"/>M 324:4 Zonalstats.with_chart - A (1)</text:p>
      <text:p text:style-name="P7">rastertools/hillshade.py</text:p>
      <text:p text:style-name="P7"><text:s text:c="4"/>M 96:4 Hillshade.process_file - C (11)</text:p>
      <text:p text:style-name="P7"><text:s text:c="4"/>C 25:0 Hillshade - A (3)</text:p>
      <text:p text:style-name="P7"><text:s text:c="4"/>M 52:4 Hillshade.__init__ - A (1)</text:p>
      <text:p text:style-name="P7"><text:s text:c="4"/>M 76:4 Hillshade.elevation - A (1)</text:p>
      <text:p text:style-name="P7"><text:s text:c="4"/>M 81:4 Hillshade.azimuth - A (1)</text:p>
      <text:p text:style-name="P7"><text:s text:c="4"/>M 86:4 Hillshade.resolution - A (1)</text:p>
      <text:p text:style-name="P7"><text:s text:c="4"/>M 91:4 Hillshade.radius - A (1)</text:p>
      <text:p text:style-name="P7">rastertools/svf.py</text:p>
      <text:p text:style-name="P7"><text:s text:c="4"/>C 21:0 SVF - A (2)</text:p>
      <text:p text:style-name="P7"><text:s text:c="4"/>M 119:4 SVF.process_file - A (2)</text:p>
      <text:p text:style-name="P7"><text:s text:c="4"/>M 64:4 SVF.__init__ - A (1)</text:p>
      <text:p text:style-name="P7"><text:s text:c="4"/>M 85:4 SVF.radius - A (1)</text:p>
      <text:p text:style-name="P7"><text:s text:c="4"/>M 91:4 SVF.nb_directions - A (1)</text:p>
      <text:p text:style-name="P7"><text:s text:c="4"/>M 96:4 SVF.resolution - A (1)</text:p>
      <text:p text:style-name="P7"><text:s text:c="4"/>M 101:4 SVF.altitude - A (1)</text:p>
      <text:p text:style-name="P7"><text:s text:c="4"/>M 106:4 SVF.with_altitude - A (1)</text:p>
      <text:p text:style-name="P7">rastertools/tiling.py</text:p>
      <text:p text:style-name="P7"><text:s text:c="4"/>M 105:4 Tiling.with_id_column - B (9)</text:p>
      <text:p text:style-name="P7"><text:s text:c="4"/>M 145:4 Tiling.process_file - A (5)</text:p>
      <text:p text:style-name="P7"><text:s text:c="4"/>C 24:0 Tiling - A (3)</text:p>
      <text:p text:style-name="P7"><text:s text:c="4"/>M 45:4 Tiling.__init__ - A (1)</text:p>
      <text:p text:style-name="P7"><text:s text:c="4"/>M 59:4 Tiling.grid - A (1)</text:p>
      <text:p text:style-name="P7"><text:s text:c="4"/>M 64:4 Tiling.output_basename - A (1)</text:p>
      <text:p text:style-name="P7"><text:s text:c="4"/>M 69:4 Tiling.output_subdir - A (1)</text:p>
      <text:p text:style-name="P7"><text:s text:c="4"/>M 74:4 Tiling.with_output - A (1)</text:p>
      <text:p text:style-name="P7">rastertools/filtering.py</text:p>
      <text:p text:style-name="P7"><text:soft-page-break/><text:s text:c="4"/>C 22:0 Filtering - A (2)</text:p>
      <text:p text:style-name="P7"><text:s text:c="4"/>M 196:4 Filtering.process_file - A (2)</text:p>
      <text:p text:style-name="P7"><text:s text:c="4"/>M 138:4 Filtering.get_default_filters - A (1)</text:p>
      <text:p text:style-name="P7"><text:s text:c="4"/>M 150:4 Filtering.__init__ - A (1)</text:p>
      <text:p text:style-name="P7"><text:s text:c="4"/>M 172:4 Filtering.bands - A (1)</text:p>
      <text:p text:style-name="P7"><text:s text:c="4"/>M 177:4 Filtering.raster_filter - A (1)</text:p>
      <text:p text:style-name="P7"><text:s text:c="4"/>M 181:4 Filtering.with_filter_configuration - A (1)</text:p>
      <text:p text:style-name="P7">rastertools/speed.py</text:p>
      <text:p text:style-name="P7"><text:s text:c="4"/>F 107:0 compute_speed - C (12)</text:p>
      <text:p text:style-name="P7"><text:s text:c="4"/>M 52:4 Speed.postprocess_files - B (9)</text:p>
      <text:p text:style-name="P7"><text:s text:c="4"/>C 27:0 Speed - A (5)</text:p>
      <text:p text:style-name="P7"><text:s text:c="4"/>M 35:4 Speed.__init__ - A (1)</text:p>
      <text:p text:style-name="P7"><text:s text:c="4"/>M 48:4 Speed.bands - A (1)</text:p>
      <text:p text:style-name="P7">rastertools/main.py</text:p>
      <text:p text:style-name="P7"><text:s text:c="4"/>F 130:0 run_tool - B (9)</text:p>
      <text:p text:style-name="P7"><text:s text:c="4"/>F 248:0 _extract_files_from_list - A (3)</text:p>
      <text:p text:style-name="P7"><text:s text:c="4"/>F 30:0 add_custom_rastertypes - A (1)</text:p>
      <text:p text:style-name="P7"><text:s text:c="4"/>F 274:0 run - A (1)</text:p>
      <text:p text:style-name="P7">rastertools/timeseries.py</text:p>
      <text:p text:style-name="P7"><text:s text:c="4"/>F 144:0 compute_timeseries - C (18)</text:p>
      <text:p text:style-name="P7"><text:s text:c="4"/>M 79:4 Timeseries.postprocess_files - C (11)</text:p>
      <text:p text:style-name="P7"><text:s text:c="4"/>F 235:0 _interpolate - A (3)</text:p>
      <text:p text:style-name="P7"><text:s text:c="4"/>C 31:0 Timeseries - A (3)</text:p>
      <text:p text:style-name="P7"><text:s text:c="4"/>M 36:4 Timeseries.__init__ - A (1)</text:p>
      <text:p text:style-name="P7"><text:s text:c="4"/>M 60:4 Timeseries.start_date - A (1)</text:p>
      <text:p text:style-name="P7"><text:s text:c="4"/>M 65:4 Timeseries.end_date - A (1)</text:p>
      <text:p text:style-name="P7"><text:s text:c="4"/>M 70:4 Timeseries.period - A (1)</text:p>
      <text:p text:style-name="P7"><text:s text:c="4"/>M 75:4 Timeseries.bands - A (1)</text:p>
      <text:p text:style-name="P7">rastertools/utils.py</text:p>
      <text:p text:style-name="P7"><text:s text:c="4"/>F 34:0 to_path - A (4)</text:p>
      <text:p text:style-name="P7"><text:s text:c="4"/>F 62:0 get_metadata_name - A (3)</text:p>
      <text:p text:style-name="P7"><text:s text:c="4"/>F 89:0 slices_2d - A (3)</text:p>
      <text:p text:style-name="P7"><text:s text:c="4"/>F 15:0 to_tuple - A (2)</text:p>
      <text:p text:style-name="P7"><text:s text:c="4"/>F 45:0 get_basename - A (2)</text:p>
      <text:p text:style-name="P7"><text:s text:c="4"/>F 72:0 slices_1d - A (2)</text:p>
      <text:p text:style-name="P7"><text:s text:c="4"/>F 20:0 highest_power_of_2 - A (1)</text:p>
      <text:p text:style-name="P7"><text:s text:c="4"/>F 27:0 is_dir - A (1)</text:p>
      <text:p text:style-name="P7"><text:s text:c="4"/>F 56:0 get_suffixes - A (1)</text:p>
      <text:p text:style-name="P7">rastertools/radioindice.py</text:p>
      <text:p text:style-name="P7"><text:s text:c="4"/>F 455:0 compute_indices - B (8)</text:p>
      <text:p text:style-name="P7"><text:s text:c="4"/>M 393:4 Radioindice.process_file - B (7)</text:p>
      <text:p text:style-name="P7"><text:s text:c="4"/>C 28:0 Radioindice - A (2)</text:p>
      <text:p text:style-name="P7"><text:s text:c="4"/>M 316:4 Radioindice.get_default_indices - A (1)</text:p>
      <text:p text:style-name="P7"><text:s text:c="4"/>M 332:4 Radioindice.__init__ - A (1)</text:p>
      <text:p text:style-name="P7"><text:s text:c="4"/>M 347:4 Radioindice.indices - A (1)</text:p>
      <text:p text:style-name="P7"><text:s text:c="4"/>M 352:4 Radioindice.merge - A (1)</text:p>
      <text:p text:style-name="P7"><text:s text:c="4"/>M 358:4 Radioindice.roi - A (1)</text:p>
      <text:p text:style-name="P7"><text:s text:c="4"/>M 362:4 Radioindice.with_output - A (1)</text:p>
      <text:p text:style-name="P7"><text:s text:c="4"/>M 379:4 Radioindice.with_roi - A (1)</text:p>
      <text:p text:style-name="P7">rastertools/processing/algo.py</text:p>
      <text:p text:style-name="P7"><text:s text:c="4"/>F 707:0 _bresenham_line - B (8)</text:p>
      <text:p text:style-name="P7"><text:s text:c="4"/>F 634:0 svf - B (7)</text:p>
      <text:p text:style-name="P7"><text:soft-page-break/><text:s text:c="4"/>F 446:0 _local_sum - B (6)</text:p>
      <text:p text:style-name="P7"><text:s text:c="4"/>F 395:0 interpolated_timeseries - A (4)</text:p>
      <text:p text:style-name="P7"><text:s text:c="4"/>F 590:0 adaptive_gaussian - A (4)</text:p>
      <text:p text:style-name="P7"><text:s text:c="4"/>F 756:0 hillshade - A (4)</text:p>
      <text:p text:style-name="P7"><text:s text:c="4"/>F 507:0 median - A (2)</text:p>
      <text:p text:style-name="P7"><text:s text:c="4"/>F 558:0 local_mean - A (2)</text:p>
      <text:p text:style-name="P7"><text:s text:c="4"/>F 14:0 normalized_difference - A (1)</text:p>
      <text:p text:style-name="P7"><text:s text:c="4"/>F 36:0 tndvi - A (1)</text:p>
      <text:p text:style-name="P7"><text:s text:c="4"/>F 66:0 rvi - A (1)</text:p>
      <text:p text:style-name="P7"><text:s text:c="4"/>F 92:0 pvi - A (1)</text:p>
      <text:p text:style-name="P7"><text:s text:c="4"/>F 117:0 savi - A (1)</text:p>
      <text:p text:style-name="P7"><text:s text:c="4"/>F 142:0 tsavi - A (1)</text:p>
      <text:p text:style-name="P7"><text:s text:c="4"/>F 171:0 _wdvi - A (1)</text:p>
      <text:p text:style-name="P7"><text:s text:c="4"/>F 191:0 msavi - A (1)</text:p>
      <text:p text:style-name="P7"><text:s text:c="4"/>F 231:0 msavi2 - A (1)</text:p>
      <text:p text:style-name="P7"><text:s text:c="4"/>F 254:0 ipvi - A (1)</text:p>
      <text:p text:style-name="P7"><text:s text:c="4"/>F 280:0 evi - A (1)</text:p>
      <text:p text:style-name="P7"><text:s text:c="4"/>F 307:0 redness_index - A (1)</text:p>
      <text:p text:style-name="P7"><text:s text:c="4"/>F 328:0 brightness_index - A (1)</text:p>
      <text:p text:style-name="P7"><text:s text:c="4"/>F 349:0 brightness_index2 - A (1)</text:p>
      <text:p text:style-name="P7"><text:s text:c="4"/>F 370:0 speed - A (1)</text:p>
      <text:p text:style-name="P7"><text:s text:c="4"/>F 533:0 local_sum - A (1)</text:p>
      <text:p text:style-name="P7">rastertools/processing/sliding.py</text:p>
      <text:p text:style-name="P7"><text:s text:c="4"/>F 26:0 compute_sliding - C (17)</text:p>
      <text:p text:style-name="P7"><text:s text:c="4"/>F 157:0 _read_dataset - A (5)</text:p>
      <text:p text:style-name="P7"><text:s text:c="4"/>F 120:0 _process_sliding - A (2)</text:p>
      <text:p text:style-name="P7"><text:s text:c="4"/>F 203:0 _sliding_windows - A (2)</text:p>
      <text:p text:style-name="P7">rastertools/processing/vector.py</text:p>
      <text:p text:style-name="P7"><text:s text:c="4"/>F 43:0 filter - B (7)</text:p>
      <text:p text:style-name="P7"><text:s text:c="4"/>F 202:0 get_raster_shape - B (7)</text:p>
      <text:p text:style-name="P7"><text:s text:c="4"/>F 90:0 clip - B (6)</text:p>
      <text:p text:style-name="P7"><text:s text:c="4"/>F 246:0 rasterize - B (6)</text:p>
      <text:p text:style-name="P7"><text:s text:c="4"/>F 138:0 reproject - A (5)</text:p>
      <text:p text:style-name="P7"><text:s text:c="4"/>F 21:0 _get_geoms - A (3)</text:p>
      <text:p text:style-name="P7"><text:s text:c="4"/>F 173:0 dissolve - A (3)</text:p>
      <text:p text:style-name="P7"><text:s text:c="4"/>F 297:0 crop - A (3)</text:p>
      <text:p text:style-name="P7"><text:s text:c="4"/>F 336:0 vectorize - A (3)</text:p>
      <text:p text:style-name="P7"><text:s text:c="4"/>F 30:0 _get_geoms_crs - A (2)</text:p>
      <text:p text:style-name="P7"><text:s text:c="4"/>F 381:0 filter_dissolve - A (1)</text:p>
      <text:p text:style-name="P7">rastertools/processing/stats.py</text:p>
      <text:p text:style-name="P7"><text:s text:c="4"/>F 66:0 compute_zonal_stats_per_category - C (15)</text:p>
      <text:p text:style-name="P7"><text:s text:c="4"/>F 274:0 _compute_stats - C (12)</text:p>
      <text:p text:style-name="P7"><text:s text:c="4"/>F 394:0 _gen_stats_cat - C (11)</text:p>
      <text:p text:style-name="P7"><text:s text:c="4"/>F 214:0 plot_stats - B (10)</text:p>
      <text:p text:style-name="P7"><text:s text:c="4"/>F 340:0 _gen_stats - B (10)</text:p>
      <text:p text:style-name="P7"><text:s text:c="4"/>F 25:0 compute_zonal_stats - A (4)</text:p>
      <text:p text:style-name="P7"><text:s text:c="4"/>F 168:0 extract_zonal_outliers - A (2)</text:p>
      <text:p text:style-name="P7">rastertools/processing/rasterproc.py</text:p>
      <text:p text:style-name="P7"><text:s text:c="4"/>M 170:4 RasterProcessing.configure - A (3)</text:p>
      <text:p text:style-name="P7"><text:s text:c="4"/>M 180:4 RasterProcessing.compute - A (3)</text:p>
      <text:p text:style-name="P7"><text:s text:c="4"/>C 15:0 RasterProcessing - A (2)</text:p>
      <text:p text:style-name="P7"><text:s text:c="4"/>M 133:4 RasterProcessing.with_documentation - A (2)</text:p>
      <text:p text:style-name="P7"><text:soft-page-break/><text:s text:c="4"/>C 200:0 RadioindiceProcessing - A (2)</text:p>
      <text:p text:style-name="P7"><text:s text:c="4"/>C 233:0 RasterFilter - A (2)</text:p>
      <text:p text:style-name="P7"><text:s text:c="4"/>M 23:4 RasterProcessing.__init__ - A (1)</text:p>
      <text:p text:style-name="P7"><text:s text:c="4"/>M 68:4 RasterProcessing.__repr__ - A (1)</text:p>
      <text:p text:style-name="P7"><text:s text:c="4"/>M 72:4 RasterProcessing.name - A (1)</text:p>
      <text:p text:style-name="P7"><text:s text:c="4"/>M 77:4 RasterProcessing.algo - A (1)</text:p>
      <text:p text:style-name="P7"><text:s text:c="4"/>M 82:4 RasterProcessing.per_band_algo - A (1)</text:p>
      <text:p text:style-name="P7"><text:s text:c="4"/>M 88:4 RasterProcessing.nodata - A (1)</text:p>
      <text:p text:style-name="P7"><text:s text:c="4"/>M 93:4 RasterProcessing.dtype - A (1)</text:p>
      <text:p text:style-name="P7"><text:s text:c="4"/>M 98:4 RasterProcessing.in_dtype - A (1)</text:p>
      <text:p text:style-name="P7"><text:s text:c="4"/>M 103:4 RasterProcessing.compress - A (1)</text:p>
      <text:p text:style-name="P7"><text:s text:c="4"/>M 108:4 RasterProcessing.nbits - A (1)</text:p>
      <text:p text:style-name="P7"><text:s text:c="4"/>M 113:4 RasterProcessing.description - A (1)</text:p>
      <text:p text:style-name="P7"><text:s text:c="4"/>M 118:4 RasterProcessing.help - A (1)</text:p>
      <text:p text:style-name="P7"><text:s text:c="4"/>M 123:4 RasterProcessing.aliases - A (1)</text:p>
      <text:p text:style-name="P7"><text:s text:c="4"/>M 128:4 RasterProcessing.arguments - A (1)</text:p>
      <text:p text:style-name="P7"><text:s text:c="4"/>M 153:4 RasterProcessing.with_arguments - A (1)</text:p>
      <text:p text:style-name="P7"><text:s text:c="4"/>M 205:4 RadioindiceProcessing.__init__ - A (1)</text:p>
      <text:p text:style-name="P7"><text:s text:c="4"/>M 215:4 RadioindiceProcessing.channels - A (1)</text:p>
      <text:p text:style-name="P7"><text:s text:c="4"/>M 219:4 RadioindiceProcessing.with_channels - A (1)</text:p>
      <text:p text:style-name="P7"><text:s text:c="4"/>M 238:4 RasterFilter.__init__ - A (1)</text:p>
      <text:p text:style-name="P7">rastertools/product/__init__.py</text:p>
      <text:p text:style-name="P7"><text:s text:c="4"/>F 21:0 s2_maja_mask - A (1)</text:p>
      <text:p text:style-name="P7">rastertools/product/rastertype.py</text:p>
      <text:p text:style-name="P7"><text:s text:c="4"/>M 89:4 RasterType.add - C (14)</text:p>
      <text:p text:style-name="P7"><text:s text:c="4"/>M 339:4 RasterType.get_bands_regexp - B (7)</text:p>
      <text:p text:style-name="P7"><text:s text:c="4"/>M 251:4 RasterType.get_group - A (5)</text:p>
      <text:p text:style-name="P7"><text:s text:c="4"/>M 404:4 RasterType.get_mask_regexp - A (5)</text:p>
      <text:p text:style-name="P7"><text:s text:c="4"/>M 284:4 RasterType.has_channels - A (4)</text:p>
      <text:p text:style-name="P7"><text:s text:c="4"/>C 62:0 RasterType - A (3)</text:p>
      <text:p text:style-name="P7"><text:s text:c="4"/>M 75:4 RasterType.find - A (3)</text:p>
      <text:p text:style-name="P7"><text:s text:c="4"/>M 371:4 RasterType.get_mask - A (3)</text:p>
      <text:p text:style-name="P7"><text:s text:c="4"/>C 40:0 Band - A (2)</text:p>
      <text:p text:style-name="P7"><text:s text:c="4"/>M 44:4 Band.__init__ - A (2)</text:p>
      <text:p text:style-name="P7"><text:s text:c="4"/>M 70:4 RasterType.get - A (2)</text:p>
      <text:p text:style-name="P7"><text:s text:c="4"/>M 128:4 RasterType.__init__ - A (2)</text:p>
      <text:p text:style-name="P7"><text:s text:c="4"/>M 222:4 RasterType.accept - A (2)</text:p>
      <text:p text:style-name="P7"><text:s text:c="4"/>M 238:4 RasterType.get_date - A (2)</text:p>
      <text:p text:style-name="P7"><text:s text:c="4"/>M 299:4 RasterType.get_band_ids - A (2)</text:p>
      <text:p text:style-name="P7"><text:s text:c="4"/>M 307:4 RasterType.get_band_id - A (2)</text:p>
      <text:p text:style-name="P7"><text:s text:c="4"/>M 319:4 RasterType.get_band_descriptions - A (2)</text:p>
      <text:p text:style-name="P7"><text:s text:c="4"/>M 327:4 RasterType.get_band_description - A (2)</text:p>
      <text:p text:style-name="P7"><text:s text:c="4"/>M 388:4 RasterType.get_mask_ids - A (2)</text:p>
      <text:p text:style-name="P7"><text:s text:c="4"/>M 396:4 RasterType.get_mask_descriptions - A (2)</text:p>
      <text:p text:style-name="P7"><text:s text:c="4"/>C 20:0 BandChannel - A (1)</text:p>
      <text:p text:style-name="P7"><text:s text:c="4"/>M 48:4 Band.__repr__ - A (1)</text:p>
      <text:p text:style-name="P7"><text:s text:c="4"/>M 52:4 Band.identifier - A (1)</text:p>
      <text:p text:style-name="P7"><text:s text:c="4"/>M 57:4 Band.description - A (1)</text:p>
      <text:p text:style-name="P7"><text:s text:c="4"/>M 174:4 RasterType.__repr__ - A (1)</text:p>
      <text:p text:style-name="P7"><text:s text:c="4"/>M 178:4 RasterType.name - A (1)</text:p>
      <text:p text:style-name="P7"><text:s text:c="4"/>M 183:4 RasterType.product_pattern - A (1)</text:p>
      <text:p text:style-name="P7"><text:s text:c="4"/>M 188:4 RasterType.bands_pattern - A (1)</text:p>
      <text:p text:style-name="P7"><text:soft-page-break/><text:s text:c="4"/>M 193:4 RasterType.date_format - A (1)</text:p>
      <text:p text:style-name="P7"><text:s text:c="4"/>M 198:4 RasterType.maskfunc - A (1)</text:p>
      <text:p text:style-name="P7"><text:s text:c="4"/>M 203:4 RasterType.nodata - A (1)</text:p>
      <text:p text:style-name="P7"><text:s text:c="4"/>M 208:4 RasterType.masknodata - A (1)</text:p>
      <text:p text:style-name="P7"><text:s text:c="4"/>M 213:4 RasterType.channels - A (1)</text:p>
      <text:p text:style-name="P7"><text:s text:c="4"/>M 272:4 RasterType.has_channel - A (1)</text:p>
      <text:p text:style-name="P7"><text:s text:c="4"/>M 363:4 RasterType.has_mask - A (1)</text:p>
      <text:p text:style-name="P7">rastertools/product/vrt.py</text:p>
      <text:p text:style-name="P7"><text:s text:c="4"/>F 18:0 _file2vrt - A (4)</text:p>
      <text:p text:style-name="P7"><text:s text:c="4"/>F 105:0 add_masks_to_vrt - A (4)</text:p>
      <text:p text:style-name="P7"><text:s text:c="4"/>F 143:0 set_band_descriptions - A (4)</text:p>
      <text:p text:style-name="P7"><text:s text:c="4"/>F 73:0 _func2vrt - A (2)</text:p>
      <text:p text:style-name="P7">rastertools/product/rasterproduct.py</text:p>
      <text:p text:style-name="P7"><text:s text:c="4"/>F 529:0 _extract_bands_from_archive - C (11)</text:p>
      <text:p text:style-name="P7"><text:s text:c="4"/>M 288:4 RasterProduct.__get_bands - C (11)</text:p>
      <text:p text:style-name="P7"><text:s text:c="4"/>M 319:4 RasterProduct.__get_masks - C (11)</text:p>
      <text:p text:style-name="P7"><text:s text:c="4"/>F 583:0 _extract_bands_from_dir - B (9)</text:p>
      <text:p text:style-name="P7"><text:s text:c="4"/>M 213:4 RasterProduct.get_raster - B (9)</text:p>
      <text:p text:style-name="P7"><text:s text:c="4"/>M 54:4 RasterProduct.__init__ - B (6)</text:p>
      <text:p text:style-name="P7"><text:s text:c="4"/>M 356:4 RasterProduct.__create_vrt - B (6)</text:p>
      <text:p text:style-name="P7"><text:s text:c="4"/>C 32:0 RasterProduct - A (4)</text:p>
      <text:p text:style-name="P7"><text:s text:c="4"/>M 164:4 RasterProduct.get_date_string - A (4)</text:p>
      <text:p text:style-name="P7"><text:s text:c="4"/>M 185:4 RasterProduct.get_relative_orbit - A (3)</text:p>
      <text:p text:style-name="P7"><text:s text:c="4"/>F 493:0 _extract_bands - A (2)</text:p>
      <text:p text:style-name="P7"><text:s text:c="4"/>M 114:4 RasterProduct.free_in_memory_vrts - A (2)</text:p>
      <text:p text:style-name="P7"><text:s text:c="4"/>M 131:4 RasterProduct.channels - A (2)</text:p>
      <text:p text:style-name="P7"><text:s text:c="4"/>M 156:4 RasterProduct.get_date - A (2)</text:p>
      <text:p text:style-name="P7"><text:s text:c="4"/>M 176:4 RasterProduct.get_tile - A (2)</text:p>
      <text:p text:style-name="P7"><text:s text:c="4"/>M 197:4 RasterProduct.get_satellite - A (2)</text:p>
      <text:p text:style-name="P7"><text:s text:c="4"/>M 103:4 RasterProduct.__repr__ - A (1)</text:p>
      <text:p text:style-name="P7"><text:s text:c="4"/>M 106:4 RasterProduct.__enter__ - A (1)</text:p>
      <text:p text:style-name="P7"><text:s text:c="4"/>M 110:4 RasterProduct.__exit__ - A (1)</text:p>
      <text:p text:style-name="P7"><text:s text:c="4"/>M 121:4 RasterProduct.file - A (1)</text:p>
      <text:p text:style-name="P7"><text:s text:c="4"/>M 126:4 RasterProduct.rastertype - A (1)</text:p>
      <text:p text:style-name="P7"><text:s text:c="4"/>M 136:4 RasterProduct.bands_files - A (1)</text:p>
      <text:p text:style-name="P7"><text:s text:c="4"/>M 144:4 RasterProduct.masks_files - A (1)</text:p>
      <text:p text:style-name="P7"><text:s text:c="4"/>M 151:4 RasterProduct.is_archive - A (1)</text:p>
      <text:p text:style-name="P7"><text:s text:c="4"/>M 206:4 RasterProduct.open - A (1)</text:p>
      <text:p text:style-name="P7"><text:s text:c="4"/>M 418:4 RasterProduct.__wrap - A (1)</text:p>
      <text:p text:style-name="P7"><text:s text:c="4"/>M 444:4 RasterProduct.__apply_masks - A (1)</text:p>
      <text:p text:style-name="P7">rastertools/cli/zonalstats.py</text:p>
      <text:p text:style-name="P7"><text:s text:c="4"/>F 148:0 create_zonalstats - A (5)</text:p>
      <text:p text:style-name="P7"><text:s text:c="4"/>F 10:0 create_argparser - A (1)</text:p>
      <text:p text:style-name="P7">rastertools/cli/hillshade.py</text:p>
      <text:p text:style-name="P7"><text:s text:c="4"/>F 10:0 create_argparser - A (2)</text:p>
      <text:p text:style-name="P7"><text:s text:c="4"/>F 81:0 create_hillshade - A (1)</text:p>
      <text:p text:style-name="P7">rastertools/cli/svf.py</text:p>
      <text:p text:style-name="P7"><text:s text:c="4"/>F 10:0 create_argparser - A (2)</text:p>
      <text:p text:style-name="P7"><text:s text:c="4"/>F 78:0 create_svf - A (2)</text:p>
      <text:p text:style-name="P7">rastertools/cli/tiling.py</text:p>
      <text:p text:style-name="P7"><text:s text:c="4"/>F 10:0 create_argparser - A (1)</text:p>
      <text:p text:style-name="P7"><text:s text:c="4"/>F 85:0 create_tiling - A (1)</text:p>
      <text:p text:style-name="P7"><text:soft-page-break/>rastertools/cli/filtering.py</text:p>
      <text:p text:style-name="P7"><text:s text:c="4"/>F 68:0 create_filtering - A (4)</text:p>
      <text:p text:style-name="P7"><text:s text:c="4"/>F 10:0 create_argparser - A (3)</text:p>
      <text:p text:style-name="P7">rastertools/cli/speed.py</text:p>
      <text:p text:style-name="P7"><text:s text:c="4"/>F 47:0 create_speed - A (3)</text:p>
      <text:p text:style-name="P7"><text:s text:c="4"/>F 10:0 create_argparser - A (1)</text:p>
      <text:p text:style-name="P7">rastertools/cli/timeseries.py</text:p>
      <text:p text:style-name="P7"><text:s text:c="4"/>F 66:0 create_timeseries - A (5)</text:p>
      <text:p text:style-name="P7"><text:s text:c="4"/>F 12:0 create_argparser - A (1)</text:p>
      <text:p text:style-name="P7">rastertools/cli/__init__.py</text:p>
      <text:p text:style-name="P7"><text:s text:c="4"/>F 7:0 with_window_arguments - A (2)</text:p>
      <text:p text:style-name="P7"><text:s text:c="4"/>F 37:0 with_outputdir_arguments - A (1)</text:p>
      <text:p text:style-name="P7"><text:s text:c="4"/>F 52:0 with_bands_arguments - A (1)</text:p>
      <text:p text:style-name="P7">rastertools/cli/radioindice.py</text:p>
      <text:p text:style-name="P7"><text:s text:c="4"/>F 85:0 create_radioindice - C (12)</text:p>
      <text:p text:style-name="P7"><text:s text:c="4"/>F 12:0 create_argparser - A (3)</text:p>
      <text:p text:style-name="P7"/>
      <text:p text:style-name="P2"><text:span text:style-name="T10">The maximum c</text:span>yclomatic complexity McCabe V(g) <text:span text:style-name="T10">obtained is 18, which is smaller than 25.</text:span></text:p>
      <text:p text:style-name="P2"/>
      <text:p text:style-name="P8"><text:span text:style-name="T13">- Tests must cover at least 65% of the code</text:span></text:p>
      <text:p text:style-name="P2"/>
      <text:p text:style-name="P4">Running the following command line <text:span text:style-name="T7">to compute the coverage of the tests</text:span>, we obtain the results : </text:p>
      <text:p text:style-name="P4"/>
      <text:p text:style-name="P7"><text:span text:style-name="T2">$ </text:span>pytest --cov=<text:span text:style-name="T10">~</text:span>/<text:span text:style-name="T12">pluto</text:span>/<text:span text:style-name="T10">rastertools/rastertools/</text:span> --cov-report=html</text:p>
      <text:p text:style-name="P7"><text:line-break/>---------- coverage: platform linux, python 3.8.13-final-0 -----------</text:p>
      <text:p text:style-name="P7">Name <text:s text:c="44"/>Stmts <text:s text:c="2"/>Miss <text:s/>Cover <text:s text:c="2"/>Missing</text:p>
      <text:p text:style-name="P7">------------------------------------------------------------------------------</text:p>
      <text:p text:style-name="P7">src/eolab/rastertools/__init__.py <text:s text:c="18"/>15 <text:s text:c="5"/>0 <text:s text:c="2"/>100%</text:p>
      <text:p text:style-name="P7">src/eolab/rastertools/cli/__init__.py <text:s text:c="15"/>9 <text:s text:c="5"/>0 <text:s text:c="2"/>100%</text:p>
      <text:p text:style-name="P7">src/eolab/rastertools/cli/filtering.py <text:s text:c="13"/>25 <text:s text:c="5"/>0 <text:s text:c="2"/>100%</text:p>
      <text:p text:style-name="P7">src/eolab/rastertools/cli/hillshade.py <text:s text:c="13"/>17 <text:s text:c="5"/>0 <text:s text:c="2"/>100%</text:p>
      <text:p text:style-name="P7">src/eolab/rastertools/cli/radioindice.py <text:s text:c="11"/>46 <text:s text:c="5"/>0 <text:s text:c="2"/>100%</text:p>
      <text:p text:style-name="P7">src/eolab/rastertools/cli/speed.py <text:s text:c="17"/>16 <text:s text:c="5"/>0 <text:s text:c="2"/>100%</text:p>
      <text:p text:style-name="P7">src/eolab/rastertools/cli/svf.py <text:s text:c="19"/>19 <text:s text:c="5"/>0 <text:s text:c="2"/>100%</text:p>
      <text:p text:style-name="P7">src/eolab/rastertools/cli/tiling.py <text:s text:c="16"/>18 <text:s text:c="5"/>0 <text:s text:c="2"/>100%</text:p>
      <text:p text:style-name="P7">src/eolab/rastertools/cli/timeseries.py <text:s text:c="12"/>30 <text:s text:c="5"/>0 <text:s text:c="2"/>100%</text:p>
      <text:p text:style-name="P7">src/eolab/rastertools/cli/zonalstats.py <text:s text:c="12"/>39 <text:s text:c="5"/>0 <text:s text:c="2"/>100%</text:p>
      <text:p text:style-name="P7">src/eolab/rastertools/filtering.py <text:s text:c="17"/>43 <text:s text:c="5"/>0 <text:s text:c="2"/>100%</text:p>
      <text:p text:style-name="P7">src/eolab/rastertools/hillshade.py <text:s text:c="17"/>62 <text:s text:c="5"/>0 <text:s text:c="2"/>100%</text:p>
      <text:p text:style-name="P7">src/eolab/rastertools/main.py <text:s text:c="22"/>72 <text:s text:c="5"/>2 <text:s text:c="3"/>97% <text:s text:c="2"/>281, 285</text:p>
      <text:p text:style-name="P7">src/eolab/rastertools/processing/__init__.py <text:s text:c="8"/>8 <text:s text:c="5"/>0 <text:s text:c="2"/>100%</text:p>
      <text:p text:style-name="P7">src/eolab/rastertools/processing/algo.py <text:s text:c="10"/>199 <text:s text:c="4"/>79 <text:s text:c="3"/>60% <text:s text:c="2"/>421-442, 476, 525-530, 585, 610-631, 660-706, 785-823</text:p>
      <text:p text:style-name="P7">src/eolab/rastertools/processing/rasterproc.py <text:s text:c="5"/>85 <text:s text:c="5"/>5 <text:s text:c="3"/>94% <text:s text:c="2"/>192-197</text:p>
      <text:p text:style-name="P7">src/eolab/rastertools/processing/sliding.py <text:s text:c="8"/>84 <text:s text:c="4"/>26 <text:s text:c="3"/>69% <text:s text:c="2"/>80, 128-150, 181-200</text:p>
      <text:p text:style-name="P7">src/eolab/rastertools/processing/stats.py <text:s text:c="9"/>171 <text:s text:c="5"/>3 <text:s text:c="3"/>98% <text:s text:c="2"/>104, 271, 317</text:p>
      <text:p text:style-name="P7">src/eolab/rastertools/processing/vector.py <text:s text:c="8"/>147 <text:s text:c="4"/>10 <text:s text:c="3"/>93% <text:s text:c="2"/>37, 84-85, 196-197, 285-292</text:p>
      <text:p text:style-name="P7">src/eolab/rastertools/product/__init__.py <text:s text:c="11"/>9 <text:s text:c="5"/>0 <text:s text:c="2"/>100%</text:p>
      <text:p text:style-name="P7">src/eolab/rastertools/product/rasterproduct.py <text:s text:c="4"/>239 <text:s text:c="5"/>0 <text:s text:c="2"/>100%</text:p>
      <text:p text:style-name="P7">src/eolab/rastertools/product/rastertype.py <text:s text:c="7"/>168 <text:s text:c="5"/>1 <text:s text:c="3"/>99% <text:s text:c="2"/>49</text:p>
      <text:p text:style-name="P7">src/eolab/rastertools/product/vrt.py <text:s text:c="15"/>69 <text:s text:c="5"/>3 <text:s text:c="3"/>96% <text:s text:c="2"/>95-102</text:p>
      <text:p text:style-name="P7"><text:soft-page-break/>src/eolab/rastertools/radioindice.py <text:s text:c="14"/>115 <text:s text:c="5"/>0 <text:s text:c="2"/>100%</text:p>
      <text:p text:style-name="P7">src/eolab/rastertools/rastertools.py <text:s text:c="15"/>54 <text:s text:c="5"/>0 <text:s text:c="2"/>100%</text:p>
      <text:p text:style-name="P7">src/eolab/rastertools/speed.py <text:s text:c="21"/>84 <text:s text:c="5"/>5 <text:s text:c="3"/>94% <text:s text:c="2"/>133, 136, 138, 150, 152</text:p>
      <text:p text:style-name="P7">src/eolab/rastertools/svf.py <text:s text:c="23"/>42 <text:s text:c="5"/>0 <text:s text:c="2"/>100%</text:p>
      <text:p text:style-name="P7">src/eolab/rastertools/tiling.py <text:s text:c="20"/>72 <text:s text:c="5"/>0 <text:s text:c="2"/>100%</text:p>
      <text:p text:style-name="P7">src/eolab/rastertools/timeseries.py <text:s text:c="15"/>124 <text:s text:c="4"/>19 <text:s text:c="3"/>85% <text:s text:c="2"/>180, 182, 184, 190, 192, 196, 198, 225, 244-256</text:p>
      <text:p text:style-name="P7">src/eolab/rastertools/utils.py <text:s text:c="21"/>42 <text:s text:c="5"/>0 <text:s text:c="2"/>100%</text:p>
      <text:p text:style-name="P7">src/eolab/rastertools/zonalstats.py <text:s text:c="15"/>243 <text:s text:c="5"/>0 <text:s text:c="2"/>100%</text:p>
      <text:p text:style-name="P7">------------------------------------------------------------------------------</text:p>
      <text:p text:style-name="P7">TOTAL <text:s text:c="44"/>2366 <text:s text:c="3"/>153 <text:s text:c="3"/>94%</text:p>
      <text:p text:style-name="P2"/>
      <text:p text:style-name="P8">The tests cover <text:span text:style-name="T9">9</text:span>4% of the code, <text:span text:style-name="T12">which is greater than</text:span> the minimum requirement of 65%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2:12:02.062952930</meta:creation-date>
    <meta:generator>LibreOffice/24.2.6.2$Linux_X86_64 LibreOffice_project/420$Build-2</meta:generator>
    <dc:date>2024-10-31T12:15:32.426085721</dc:date>
    <meta:editing-duration>PT3M31S</meta:editing-duration>
    <meta:editing-cycles>1</meta:editing-cycles>
    <meta:document-statistic meta:table-count="0" meta:image-count="0" meta:object-count="0" meta:page-count="10" meta:paragraph-count="434" meta:word-count="2494" meta:character-count="19007" meta:non-whitespace-character-count="14727"/>
  </office:meta>
</office:document-meta>
</file>